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c75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c75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c75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c75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c75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c75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c75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c75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c75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c75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c75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c75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c75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c75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c75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c75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c75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rantza Sophía Del Valle Fuentes Zarate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6/8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651646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lexis Rafael  Puesm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98962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3.11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79" meta:non-whitespace-character-count="1008"/>
    <meta:template xlink:type="simple" xlink:actuate="onRequest" xlink:title="Normal" xlink:href=""/>
  </office:meta>
</office:document-meta>
</file>